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LevelFunctions.activityName( Context cx , Scriptable thisObj , Object [ ] args , Function fun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pLevelFunctions.pid( Context cx , Scriptable thisObj , Object [ ] args , Function fun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pLevelFunctions.TopLevelFunctions( ExtensionContext ectx , Context cx , URI du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pLevelFunctions.throwFault( Context cx , Scriptable thisObj , Object [ ] args , Function fun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pLevelFunctions.domToString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pLevelFunctions.print( Context cx , Scriptable thisObj , Object [ ] args , Function fun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pLevelFunctions.dom2js( Context cx , Scriptable thisObj , Object [ ] args , Function fun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pLevelFunctions.load( Context cx , Scriptable thisObj , Object [ ] args , Function fun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pLevelFunctions.js2dom( Context cx , Scriptable thisObj , Object [ ] args , Function fun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